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Нормален" style:master-page-name="MP0" style:family="paragraph">
      <style:paragraph-properties fo:break-before="page" fo:text-align="center"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style:letter-kerning="true" fo:font-size="24pt" style:font-size-asian="24pt" style:font-size-complex="24pt" fo:language="bg" fo:country="BG" style:language-asian="bg" style:country-asian="BG"/>
    </style:style>
    <style:style style:name="P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" style:parent-style-name="Нормален" style:family="paragraph">
      <style:paragraph-properties fo:margin-bottom="0.0694in" fo:line-height="100%" fo:background-color="#FFFFFF"/>
    </style:style>
    <style:style style:name="T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1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11" style:parent-style-name="Нормален" style:family="paragraph">
      <style:paragraph-properties fo:margin-bottom="0.0694in" fo:line-height="100%" fo:background-color="#FFFFFF"/>
    </style:style>
    <style:style style:name="T1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4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5" style:parent-style-name="Нормален" style:family="paragraph">
      <style:paragraph-properties fo:margin-bottom="0.0694in" fo:line-height="100%" fo:background-color="#FFFFFF"/>
    </style:style>
    <style:style style:name="T2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" style:parent-style-name="Нормален" style:family="paragraph">
      <style:paragraph-properties fo:margin-bottom="0.0694in" fo:line-height="100%" fo:background-color="#FFFFFF"/>
    </style:style>
    <style:style style:name="T2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1" style:parent-style-name="Нормален" style:family="paragraph">
      <style:paragraph-properties fo:margin-bottom="0.0694in" fo:line-height="100%" fo:background-color="#FFFFFF"/>
    </style:style>
    <style:style style:name="T3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4" style:parent-style-name="Нормален" style:family="paragraph">
      <style:paragraph-properties fo:margin-bottom="0.0694in" fo:line-height="100%" fo:background-color="#FFFFFF"/>
    </style:style>
    <style:style style:name="T3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7" style:parent-style-name="Нормален" style:family="paragraph">
      <style:paragraph-properties fo:margin-bottom="0.0694in" fo:line-height="100%" fo:background-color="#FFFFFF"/>
    </style:style>
    <style:style style:name="T3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0" style:parent-style-name="Нормален" style:family="paragraph">
      <style:paragraph-properties fo:margin-top="0.0694in" fo:margin-bottom="0.0694in" style:line-height-at-least="0.2916in" fo:background-color="#FFFFFF"/>
    </style:style>
    <style:style style:name="T4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1" style:parent-style-name="Нормален" style:family="paragraph">
      <style:paragraph-properties fo:margin-bottom="0.0694in" fo:line-height="100%" fo:background-color="#FFFFFF"/>
    </style:style>
    <style:style style:name="T5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5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5" style:parent-style-name="Нормален" style:family="paragraph">
      <style:paragraph-properties fo:margin-top="0.0694in" fo:margin-bottom="0.0694in" style:line-height-at-least="0.2916in" fo:background-color="#FFFFFF"/>
    </style:style>
    <style:style style:name="T5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5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6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6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64" style:parent-style-name="Нормален" style:family="paragraph">
      <style:paragraph-properties fo:margin-bottom="0.0694in" fo:line-height="100%" fo:background-color="#FFFFFF"/>
    </style:style>
    <style:style style:name="T6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6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68" style:parent-style-name="Нормален" style:family="paragraph">
      <style:paragraph-properties fo:margin-top="0.0694in" fo:margin-bottom="0.0694in" style:line-height-at-least="0.2916in" fo:background-color="#FFFFFF"/>
    </style:style>
    <style:style style:name="T6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7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7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75" style:parent-style-name="Нормален" style:family="paragraph">
      <style:paragraph-properties fo:margin-bottom="0.0694in" fo:line-height="100%" fo:background-color="#FFFFFF"/>
    </style:style>
    <style:style style:name="T7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7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78" style:parent-style-name="Нормален" style:family="paragraph">
      <style:paragraph-properties fo:margin-top="0.0694in" fo:margin-bottom="0.0694in" style:line-height-at-least="0.2916in" fo:background-color="#FFFFFF"/>
    </style:style>
    <style:style style:name="T7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85" style:parent-style-name="Нормален" style:family="paragraph">
      <style:paragraph-properties fo:margin-bottom="0.0694in" fo:line-height="100%" fo:background-color="#FFFFFF"/>
    </style:style>
    <style:style style:name="T8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89" style:parent-style-name="Нормален" style:family="paragraph">
      <style:paragraph-properties fo:margin-top="0.0694in" fo:margin-bottom="0.0694in" style:line-height-at-least="0.2916in" fo:background-color="#FFFFFF"/>
    </style:style>
    <style:style style:name="T9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9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9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9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9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95" style:parent-style-name="Нормален" style:family="paragraph">
      <style:paragraph-properties fo:margin-bottom="0.0694in" fo:line-height="100%" fo:background-color="#FFFFFF"/>
    </style:style>
    <style:style style:name="T9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9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98" style:parent-style-name="Нормален" style:family="paragraph">
      <style:paragraph-properties fo:margin-bottom="0.0694in" fo:line-height="100%" fo:background-color="#FFFFFF"/>
    </style:style>
    <style:style style:name="T9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0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0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0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0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04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105" style:parent-style-name="Нормален" style:family="paragraph">
      <style:paragraph-properties fo:margin-bottom="0.0694in" fo:line-height="100%" fo:background-color="#FFFFFF"/>
    </style:style>
    <style:style style:name="T10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07" style:parent-style-name="Нормален" style:family="paragraph">
      <style:paragraph-properties fo:margin-bottom="0.0694in" fo:line-height="100%" fo:background-color="#FFFFFF"/>
    </style:style>
    <style:style style:name="T10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0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10" style:parent-style-name="Нормален" style:family="paragraph">
      <style:paragraph-properties fo:margin-bottom="0.0694in" fo:line-height="100%" fo:background-color="#FFFFFF"/>
    </style:style>
    <style:style style:name="T11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12" style:parent-style-name="Нормален" style:family="paragraph">
      <style:paragraph-properties fo:margin-bottom="0.0694in" fo:line-height="100%" fo:background-color="#FFFFFF"/>
    </style:style>
    <style:style style:name="T11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14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1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116" style:parent-style-name="Нормален" style:family="paragraph">
      <style:paragraph-properties fo:margin-bottom="0.0694in" fo:line-height="100%" fo:background-color="#FFFFFF"/>
    </style:style>
    <style:style style:name="T11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1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1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2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2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2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2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24" style:parent-style-name="Нормален" style:family="paragraph">
      <style:paragraph-properties fo:margin-bottom="0.0694in" fo:line-height="100%" fo:background-color="#FFFFFF"/>
    </style:style>
    <style:style style:name="T12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2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2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28" style:parent-style-name="Нормален" style:family="paragraph">
      <style:paragraph-properties fo:margin-bottom="0.0694in" fo:line-height="100%" fo:background-color="#FFFFFF"/>
    </style:style>
    <style:style style:name="T12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3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style:language-asian="bg" style:country-asian="BG"/>
    </style:style>
    <style:style style:name="T13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3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33" style:parent-style-name="Нормален" style:family="paragraph">
      <style:paragraph-properties fo:margin-bottom="0.0694in" fo:line-height="100%" fo:background-color="#FFFFFF"/>
    </style:style>
    <style:style style:name="T13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3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3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137" style:parent-style-name="Нормален" style:family="paragraph">
      <style:paragraph-properties fo:margin-bottom="0.0694in" fo:line-height="100%" fo:background-color="#FFFFFF"/>
    </style:style>
    <style:style style:name="T13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3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4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4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4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4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4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45" style:parent-style-name="Нормален" style:family="paragraph">
      <style:paragraph-properties fo:margin-bottom="0.0694in" fo:line-height="100%" fo:background-color="#FFFFFF"/>
    </style:style>
    <style:style style:name="T14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4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4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49" style:parent-style-name="Нормален" style:family="paragraph">
      <style:paragraph-properties fo:margin-bottom="0.0694in" fo:line-height="100%" fo:background-color="#FFFFFF"/>
    </style:style>
    <style:style style:name="T15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5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52" style:parent-style-name="Нормален" style:family="paragraph">
      <style:paragraph-properties fo:margin-bottom="0.0694in" fo:line-height="100%" fo:background-color="#FFFFFF"/>
    </style:style>
    <style:style style:name="T15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5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5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15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57" style:parent-style-name="Нормален" style:family="paragraph">
      <style:paragraph-properties fo:margin-bottom="0.0694in" fo:line-height="100%" fo:background-color="#FFFFFF"/>
    </style:style>
    <style:style style:name="T15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5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6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6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62" style:parent-style-name="Нормален" style:family="paragraph">
      <style:paragraph-properties fo:margin-bottom="0.0694in" fo:line-height="100%" fo:background-color="#FFFFFF"/>
    </style:style>
    <style:style style:name="T16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6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65" style:parent-style-name="Нормален" style:family="paragraph">
      <style:paragraph-properties fo:margin-bottom="0.0694in" fo:line-height="100%" fo:background-color="#FFFFFF"/>
    </style:style>
    <style:style style:name="T16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6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68" style:parent-style-name="Нормален" style:family="paragraph">
      <style:paragraph-properties fo:margin-top="0.0694in" fo:margin-bottom="0.0694in" style:line-height-at-least="0.2916in" fo:background-color="#FFFFFF"/>
    </style:style>
    <style:style style:name="T16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7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7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7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7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80" style:parent-style-name="Нормален" style:family="paragraph">
      <style:paragraph-properties fo:margin-bottom="0.0694in" fo:line-height="100%" fo:background-color="#FFFFFF"/>
    </style:style>
    <style:style style:name="T18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8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8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84" style:parent-style-name="Нормален" style:family="paragraph">
      <style:paragraph-properties fo:margin-top="0.0694in" fo:margin-bottom="0.0694in" style:line-height-at-least="0.2916in" fo:background-color="#FFFFFF"/>
    </style:style>
    <style:style style:name="T18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8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8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8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8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9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9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95" style:parent-style-name="Нормален" style:family="paragraph">
      <style:paragraph-properties fo:margin-bottom="0.0694in" fo:line-height="100%" fo:background-color="#FFFFFF"/>
    </style:style>
    <style:style style:name="T19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9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99" style:parent-style-name="Нормален" style:family="paragraph">
      <style:paragraph-properties fo:margin-top="0.0694in" fo:margin-bottom="0.0694in" style:line-height-at-least="0.2916in" fo:background-color="#FFFFFF"/>
    </style:style>
    <style:style style:name="T20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0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0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0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0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0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06" style:parent-style-name="Нормален" style:family="paragraph">
      <style:paragraph-properties fo:margin-bottom="0.0694in" fo:line-height="100%" fo:background-color="#FFFFFF"/>
    </style:style>
    <style:style style:name="T20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0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0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1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1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1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1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14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1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1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17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18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19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20" style:parent-style-name="Нормален" style:family="paragraph">
      <style:paragraph-properties fo:margin-bottom="0.0694in" fo:line-height="100%" fo:background-color="#FFFFFF"/>
    </style:style>
    <style:style style:name="T22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2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2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24" style:parent-style-name="Нормален" style:family="paragraph">
      <style:paragraph-properties fo:margin-bottom="0.0694in" fo:line-height="100%" fo:background-color="#FFFFFF"/>
    </style:style>
    <style:style style:name="T22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2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2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2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2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30" style:parent-style-name="Нормален" style:family="paragraph">
      <style:paragraph-properties fo:margin-bottom="0.0694in" fo:line-height="100%" fo:background-color="#FFFFFF"/>
    </style:style>
    <style:style style:name="T23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32" style:parent-style-name="Нормален" style:family="paragraph">
      <style:paragraph-properties fo:margin-bottom="0.0694in" fo:line-height="100%" fo:background-color="#FFFFFF"/>
    </style:style>
    <style:style style:name="T23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34" style:parent-style-name="Нормален" style:family="paragraph">
      <style:paragraph-properties fo:margin-bottom="0.0694in" fo:line-height="100%" fo:background-color="#FFFFFF"/>
    </style:style>
    <style:style style:name="T23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36" style:parent-style-name="Нормален" style:family="paragraph">
      <style:paragraph-properties fo:margin-bottom="0.0694in" fo:line-height="100%" fo:background-color="#FFFFFF"/>
    </style:style>
    <style:style style:name="T23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3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39" style:parent-style-name="Нормален" style:family="paragraph">
      <style:paragraph-properties fo:margin-bottom="0.0694in" fo:line-height="100%" fo:background-color="#FFFFFF"/>
    </style:style>
    <style:style style:name="T24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1" style:parent-style-name="Нормален" style:family="paragraph">
      <style:paragraph-properties fo:margin-bottom="0.0694in" fo:line-height="100%" fo:background-color="#FFFFFF"/>
    </style:style>
    <style:style style:name="T24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3" style:parent-style-name="Нормален" style:family="paragraph">
      <style:paragraph-properties fo:margin-bottom="0.0694in" fo:line-height="100%" fo:background-color="#FFFFFF"/>
    </style:style>
    <style:style style:name="T24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5" style:parent-style-name="Нормален" style:family="paragraph">
      <style:paragraph-properties fo:margin-bottom="0.0694in" fo:line-height="100%" fo:background-color="#FFFFFF"/>
    </style:style>
    <style:style style:name="T24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4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48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24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250" style:parent-style-name="Нормален" style:family="paragraph">
      <style:paragraph-properties fo:margin-bottom="0.0694in" fo:line-height="100%" fo:background-color="#FFFFFF"/>
    </style:style>
    <style:style style:name="T25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5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5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5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ableColumn256" style:family="table-column">
      <style:table-column-properties style:column-width="4.3229in"/>
    </style:style>
    <style:style style:name="Table255" style:family="table">
      <style:table-properties style:width="4.3229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259" style:parent-style-name="Нормален" style:family="paragraph">
      <style:paragraph-properties fo:text-align="center"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ableRow260" style:family="table-row">
      <style:table-row-properties/>
    </style:style>
    <style:style style:name="TableCell261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26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5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6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7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8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9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0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1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5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6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7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8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9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0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1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5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6" style:parent-style-name="Нормален" style:family="paragraph">
      <style:paragraph-properties fo:margin-bottom="0.0694in" fo:line-height="100%" fo:background-color="#FFFFFF"/>
    </style:style>
    <style:style style:name="T28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8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8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29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9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9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9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94" style:parent-style-name="Нормален" style:family="paragraph">
      <style:paragraph-properties fo:margin-bottom="0.0694in" fo:line-height="100%" fo:background-color="#FFFFFF"/>
    </style:style>
    <style:style style:name="T29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9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97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98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99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0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0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02" style:parent-style-name="Нормален" style:family="paragraph">
      <style:paragraph-properties fo:margin-bottom="0.0694in" fo:line-height="100%" fo:background-color="#FFFFFF"/>
    </style:style>
    <style:style style:name="T30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04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305" style:parent-style-name="Нормален" style:family="paragraph">
      <style:paragraph-properties fo:margin-top="0.0694in" fo:margin-bottom="0.0694in" style:line-height-at-least="0.2916in" fo:background-color="#FFFFFF"/>
    </style:style>
    <style:style style:name="T30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0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08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09" style:parent-style-name="Нормален" style:family="paragraph">
      <style:paragraph-properties fo:margin-top="0.0694in" fo:margin-bottom="0.0694in" style:line-height-at-least="0.2916in" fo:background-color="#FFFFFF"/>
    </style:style>
    <style:style style:name="T31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1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12" style:parent-style-name="Нормален" style:family="paragraph">
      <style:paragraph-properties fo:margin-top="0.0694in" fo:margin-bottom="0.0694in" style:line-height-at-least="0.2916in" fo:background-color="#FFFFFF"/>
    </style:style>
    <style:style style:name="T31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1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15" style:parent-style-name="Нормален" style:family="paragraph">
      <style:paragraph-properties fo:margin-top="0.0694in" fo:margin-bottom="0.0694in" style:line-height-at-least="0.2916in" fo:background-color="#FFFFFF"/>
    </style:style>
    <style:style style:name="T31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1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18" style:parent-style-name="Нормален" style:family="paragraph">
      <style:paragraph-properties fo:margin-top="0.0694in" fo:margin-bottom="0.0694in" style:line-height-at-least="0.2916in" fo:background-color="#FFFFFF"/>
    </style:style>
    <style:style style:name="T31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2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21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2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23" style:parent-style-name="Нормален" style:family="paragraph">
      <style:paragraph-properties fo:margin-bottom="0.0694in" fo:line-height="100%" fo:background-color="#FFFFFF"/>
    </style:style>
    <style:style style:name="T32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2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326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27" style:parent-style-name="Нормален" style:family="paragraph">
      <style:paragraph-properties fo:margin-top="0.0694in" fo:margin-bottom="0.0694in" style:line-height-at-least="0.2916in" fo:background-color="#FFFFFF"/>
    </style:style>
    <style:style style:name="T32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2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30" style:parent-style-name="Нормален" style:family="paragraph">
      <style:paragraph-properties fo:margin-top="0.0694in" fo:margin-bottom="0.0694in" style:line-height-at-least="0.2916in" fo:background-color="#FFFFFF"/>
    </style:style>
    <style:style style:name="T33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3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3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34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35" style:parent-style-name="Нормален" style:family="paragraph">
      <style:paragraph-properties fo:margin-bottom="0.0694in" fo:line-height="100%" fo:background-color="#FFFFFF"/>
    </style:style>
    <style:style style:name="T33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37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338" style:parent-style-name="Нормален" style:family="paragraph">
      <style:paragraph-properties fo:margin-top="0.0694in" fo:margin-bottom="0.0694in" style:line-height-at-least="0.2916in" fo:background-color="#FFFFFF"/>
    </style:style>
    <style:style style:name="T33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4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41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4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4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344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4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346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47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48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49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50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51" style:parent-style-name="Нормален" style:family="paragraph">
      <style:paragraph-properties fo:margin-top="0.0694in" fo:margin-bottom="0.0694in" style:line-height-at-least="0.2916in" fo:background-color="#FFFFFF"/>
    </style:style>
    <style:style style:name="T35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5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54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5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356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57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58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59" style:parent-style-name="Нормален" style:family="paragraph">
      <style:paragraph-properties fo:margin-bottom="0.0694in" fo:line-height="100%" fo:background-color="#FFFFFF"/>
    </style:style>
    <style:style style:name="T36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6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6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6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64" style:parent-style-name="Нормален" style:family="paragraph">
      <style:paragraph-properties fo:margin-bottom="0.0694in" fo:line-height="100%" fo:background-color="#FFFFFF"/>
    </style:style>
    <style:style style:name="T36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6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6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68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69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70" style:parent-style-name="Нормален" style:family="paragraph">
      <style:paragraph-properties fo:margin-bottom="0.0694in" fo:line-height="100%" fo:background-color="#FFFFFF"/>
    </style:style>
    <style:style style:name="T37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7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7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74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75" style:parent-style-name="Нормален" style:family="paragraph">
      <style:paragraph-properties fo:margin-bottom="0.0694in" fo:line-height="100%" fo:background-color="#FFFFFF"/>
    </style:style>
    <style:style style:name="T37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7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7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79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80" style:parent-style-name="Нормален" style:family="paragraph">
      <style:paragraph-properties fo:margin-bottom="0.0694in" fo:line-height="100%" fo:background-color="#FFFFFF"/>
    </style:style>
    <style:style style:name="T38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8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8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84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85" style:parent-style-name="Нормален" style:family="paragraph">
      <style:paragraph-properties fo:margin-bottom="0.0694in" fo:line-height="100%" fo:background-color="#FFFFFF"/>
    </style:style>
    <style:style style:name="T38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8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8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8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9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91" style:parent-style-name="Нормален" style:family="paragraph">
      <style:paragraph-properties fo:margin-bottom="0.0694in" fo:line-height="100%" fo:background-color="#FFFFFF"/>
    </style:style>
    <style:style style:name="T39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9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9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95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96" style:parent-style-name="Нормален" style:family="paragraph">
      <style:paragraph-properties fo:margin-bottom="0.0694in" fo:line-height="100%" fo:background-color="#FFFFFF"/>
    </style:style>
    <style:style style:name="T39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9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9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0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01" style:parent-style-name="Нормален" style:family="paragraph">
      <style:paragraph-properties fo:margin-bottom="0.0694in" fo:line-height="100%" fo:background-color="#FFFFFF"/>
    </style:style>
    <style:style style:name="T40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0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0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0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06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07" style:parent-style-name="Нормален" style:family="paragraph">
      <style:paragraph-properties fo:margin-bottom="0.0694in" fo:line-height="100%" fo:background-color="#FFFFFF"/>
    </style:style>
    <style:style style:name="T40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09" style:parent-style-name="Нормален" style:family="paragraph">
      <style:paragraph-properties fo:margin-bottom="0.0694in" fo:line-height="100%" fo:background-color="#FFFFFF"/>
    </style:style>
    <style:style style:name="T41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11" style:parent-style-name="Нормален" style:family="paragraph">
      <style:paragraph-properties fo:margin-bottom="0.0694in" fo:line-height="100%" fo:background-color="#FFFFFF"/>
    </style:style>
    <style:style style:name="T41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13" style:parent-style-name="Нормален" style:family="paragraph">
      <style:paragraph-properties fo:margin-bottom="0.0694in" fo:line-height="100%" fo:background-color="#FFFFFF"/>
    </style:style>
    <style:style style:name="T41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15" style:parent-style-name="Нормален" style:family="paragraph">
      <style:paragraph-properties fo:margin-bottom="0.0694in" fo:line-height="100%" fo:background-color="#FFFFFF"/>
    </style:style>
    <style:style style:name="T41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17" style:parent-style-name="Нормален" style:family="paragraph">
      <style:paragraph-properties fo:margin-bottom="0.0694in" fo:line-height="100%" fo:background-color="#FFFFFF"/>
    </style:style>
    <style:style style:name="T41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1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20" style:parent-style-name="Нормален" style:family="paragraph">
      <style:paragraph-properties fo:margin-bottom="0.0694in" fo:line-height="100%" fo:background-color="#FFFFFF"/>
    </style:style>
    <style:style style:name="T42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2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3" style:parent-style-name="Нормален" style:family="paragraph">
      <style:paragraph-properties fo:margin-bottom="0.0694in" fo:line-height="100%" fo:background-color="#FFFFFF"/>
    </style:style>
    <style:style style:name="T42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2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2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27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28" style:parent-style-name="Нормален" style:family="paragraph">
      <style:paragraph-properties fo:margin-bottom="0.0694in" fo:line-height="100%" fo:background-color="#FFFFFF"/>
    </style:style>
    <style:style style:name="T42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3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3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32" style:parent-style-name="Нормален" style:family="paragraph">
      <style:paragraph-properties fo:margin-bottom="0.0694in" fo:line-height="100%" fo:background-color="#FFFFFF"/>
    </style:style>
    <style:style style:name="T43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34" style:parent-style-name="Нормален" style:family="paragraph">
      <style:paragraph-properties fo:margin-bottom="0.0694in" fo:line-height="100%" fo:background-color="#FFFFFF"/>
    </style:style>
    <style:style style:name="T43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36" style:parent-style-name="Нормален" style:family="paragraph">
      <style:paragraph-properties fo:margin-bottom="0.0694in" fo:line-height="100%" fo:background-color="#FFFFFF"/>
    </style:style>
    <style:style style:name="T43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3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39" style:parent-style-name="Нормален" style:family="paragraph">
      <style:paragraph-properties fo:margin-bottom="0.0694in" fo:line-height="100%" fo:background-color="#FFFFFF"/>
    </style:style>
    <style:style style:name="T44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4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4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443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44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45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4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TableColumn448" style:family="table-column">
      <style:table-column-properties style:column-width="3.6423in"/>
    </style:style>
    <style:style style:name="TableColumn449" style:family="table-column">
      <style:table-column-properties style:column-width="2.8465in"/>
    </style:style>
    <style:style style:name="Table447" style:family="table">
      <style:table-properties style:width="6.4888in" fo:margin-left="0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452" style:parent-style-name="Нормален" style:family="paragraph">
      <style:paragraph-properties fo:text-align="center" fo:margin-bottom="0.0694in" fo:line-height="100%"/>
    </style:style>
    <style:style style:name="T45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ableCell454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455" style:parent-style-name="Нормален" style:family="paragraph">
      <style:paragraph-properties fo:text-align="center" fo:margin-bottom="0.0694in" fo:line-height="100%"/>
    </style:style>
    <style:style style:name="T45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ableRow457" style:family="table-row">
      <style:table-row-properties/>
    </style:style>
    <style:style style:name="TableCell458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459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0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1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ableCell465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466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7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8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9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0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1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5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6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7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8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9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ableRow480" style:family="table-row">
      <style:table-row-properties/>
    </style:style>
    <style:style style:name="TableCell481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48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5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6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7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8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9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0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ableCell491" style:family="table-cell">
      <style:table-cell-properties fo:border="0.0104in outset #000000" fo:background-color="#FFFFFF" style:writing-mode="lr-tb" fo:padding-top="0in" fo:padding-left="0in" fo:padding-bottom="0in" fo:padding-right="0in"/>
    </style:style>
    <style:style style:name="P49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5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6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7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8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9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0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1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2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3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4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5" style:parent-style-name="Нормален" style:family="paragraph">
      <style:paragraph-properties fo:margin-bottom="0.0694in" fo:line-height="100%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6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7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508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9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10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11" style:parent-style-name="Нормален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</office:automatic-styles>
  <office:body>
    <office:text text:use-soft-page-breaks="true">
      <text:h text:style-name="P1" text:outline-level="1">Store System</text:h>
      <text:h text:style-name="P2" text:outline-level="3">Преглед на задачата</text:h>
      <text:p text:style-name="P3">Като Junior C# разработчици получавате първата си задача във фирмата. Трябва да разработите система за  магазини, които трябва да имат функционалността да зареждат и да продават продуктите си в<text:s/>основни линии. Трябва да приложите знанията си по ООП, за да завършите тази задача. Успех!!!</text:p>
      <text:p text:style-name="P4"><text:span text:style-name="T5">Забележка</text:span><text:span text:style-name="T6">: Преди да започнете със задачата, за да нямате проблеми със системата премахнете </text:span><text:span text:style-name="T7">namespaces</text:span><text:span text:style-name="T8"> от всеки клас.</text:span></text:p>
      <text:h text:style-name="P9" text:outline-level="2">Problem 1.       Структура</text:h>
      <text:h text:style-name="P10" text:outline-level="3">Product</text:h>
      <text:p text:style-name="P11"><text:span text:style-name="T12">Продукта е </text:span><text:span text:style-name="T13">базов</text:span><text:span text:style-name="T14"> </text:span><text:span text:style-name="T15">клас</text:span><text:span text:style-name="T16"> за всички видове продукти и </text:span><text:span text:style-name="T17">не</text:span><text:span text:style-name="T18"> </text:span><text:span text:style-name="T19">трябва</text:span><text:span text:style-name="T20"> да може да се </text:span><text:span text:style-name="T21">инстанцира</text:span><text:span text:style-name="T22">.</text:span></text:p>
      <text:h text:style-name="P23" text:outline-level="4">Data</text:h>
      <text:p text:style-name="P24">Всеки продукт има име, количество, доставна цена, процентна надценка и крайна цена.</text:p>
      <text:p text:style-name="P25"><text:span text:style-name="T26">Name</text:span><text:span text:style-name="T27"> – символен низ</text:span></text:p>
      <text:p text:style-name="P28"><text:span text:style-name="T29">Quantity</text:span><text:span text:style-name="T30"> – цяло число</text:span></text:p>
      <text:p text:style-name="P31"><text:span text:style-name="T32">DeliverPrice </text:span><text:span text:style-name="T33">– реално число</text:span></text:p>
      <text:p text:style-name="P34"><text:span text:style-name="T35">PercentageMarkup</text:span><text:span text:style-name="T36"> – реално число</text:span></text:p>
      <text:p text:style-name="P37"><text:span text:style-name="T38">FinalPrice </text:span><text:span text:style-name="T39">– реално число</text:span></text:p>
      <text:list text:style-name="LFO1" text:continue-numbering="true">
        <text:list-item>
          <text:p text:style-name="P40"><text:span text:style-name="T41">Името на продукта </text:span><text:span text:style-name="T42">не</text:span><text:span text:style-name="T43"> </text:span><text:span text:style-name="T44">трябва</text:span><text:span text:style-name="T45"> да бъде </text:span><text:span text:style-name="T46">null</text:span><text:span text:style-name="T47"> или </text:span><text:span text:style-name="T48">празен</text:span><text:span text:style-name="T49"> </text:span><text:span text:style-name="T50">стринг.</text:span></text:p>
        </text:list-item>
      </text:list>
      <text:p text:style-name="P51"><text:span text:style-name="T52">Съобщение: Product name</text:span><text:span text:style-name="T53"> </text:span><text:span text:style-name="T54">must not be null or empty!</text:span></text:p>
      <text:list text:style-name="LFO2" text:continue-numbering="true">
        <text:list-item>
          <text:p text:style-name="P55"><text:span text:style-name="T56">Количеството на продукта </text:span><text:span text:style-name="T57">не</text:span><text:span text:style-name="T58"> </text:span><text:span text:style-name="T59">може</text:span><text:span text:style-name="T60"> да бъде </text:span><text:span text:style-name="T61">отрицателно </text:span><text:span text:style-name="T62">или равно на </text:span><text:span text:style-name="T63">0.</text:span></text:p>
        </text:list-item>
      </text:list>
      <text:p text:style-name="P64"><text:span text:style-name="T65">Съобщение: </text:span><text:span text:style-name="T66">Quantit</text:span><text:span text:style-name="T67">y cannot be less or equal to 0!</text:span></text:p>
      <text:list text:style-name="LFO3" text:continue-numbering="true">
        <text:list-item>
          <text:p text:style-name="P68"><text:span text:style-name="T69">Доставната цена на продукта </text:span><text:span text:style-name="T70">не може </text:span><text:span text:style-name="T71">да бъдат </text:span><text:span text:style-name="T72">отрицателна </text:span><text:span text:style-name="T73">или равна на </text:span><text:span text:style-name="T74">0.</text:span></text:p>
        </text:list-item>
      </text:list>
      <text:p text:style-name="P75"><text:span text:style-name="T76">Съобщение: Deliver price </text:span><text:span text:style-name="T77">cannot be less or equal to 0!</text:span></text:p>
      <text:list text:style-name="LFO4" text:continue-numbering="true">
        <text:list-item>
          <text:p text:style-name="P78"><text:span text:style-name="T79">Процентната надценката на продукта </text:span><text:span text:style-name="T80">не може </text:span><text:span text:style-name="T81">да бъде </text:span><text:span text:style-name="T82">отрицателна </text:span><text:span text:style-name="T83">или равна на </text:span><text:span text:style-name="T84">0.</text:span></text:p>
        </text:list-item>
      </text:list>
      <text:p text:style-name="P85"><text:span text:style-name="T86">Съобщение: Percen</text:span><text:span text:style-name="T87">tage markup</text:span><text:span text:style-name="T88"> cannot be less or equal to 0!</text:span></text:p>
      <text:list text:style-name="LFO5" text:continue-numbering="true">
        <text:list-item>
          <text:p text:style-name="P89"><text:span text:style-name="T90">При подаване на </text:span><text:span text:style-name="T91">невалидна</text:span><text:span text:style-name="T92"> стойност хвърлете изключение – </text:span><text:span text:style-name="T93">ArgumentException с конкретното съобщение</text:span><text:span text:style-name="T94">.</text:span></text:p>
        </text:list-item>
      </text:list>
      <text:p text:style-name="P95"><text:span text:style-name="T96">Забележка</text:span><text:span text:style-name="T97">: Крайната цена се пресмята и трябва да има само (get method). Пресмята се по следната формула:</text:span></text:p>
      <text:p text:style-name="P98"><text:span text:style-name="T99">{Deliver price} + ({Deliver price} * {Percentage markup} / 100)</text:span></text:p>
      <text:soft-page-break/>
      <text:h text:style-name="P100" text:outline-level="4">Constructor</text:h>
      <text:p text:style-name="P101">Това са параметрите за конструктора:</text:p>
      <text:p text:style-name="P102">string name, int quantity, double deliverPrice, double percentageMarkup</text:p>
      <text:h text:style-name="P103" text:outline-level="4">Behavior</text:h>
      <text:h text:style-name="P104" text:outline-level="5">override string ToString()</text:h>
      <text:p text:style-name="P105"><text:span text:style-name="T106">****Product: {Name} &lt;{Quantity}&gt;</text:span></text:p>
      <text:p text:style-name="P107"><text:span text:style-name="T108">**</text:span><text:span text:style-name="T109">**Deliver Price: {DeliverPrice}</text:span></text:p>
      <text:p text:style-name="P110"><text:span text:style-name="T111">****Percentage Markup: {PercentageMarkup}</text:span></text:p>
      <text:p text:style-name="P112"><text:span text:style-name="T113">****Final Price: {FinalPrice}</text:span></text:p>
      <text:h text:style-name="P114" text:outline-level="4">Child Classes</text:h>
      <text:h text:style-name="P115" text:outline-level="5">Food</text:h>
      <text:p text:style-name="P116"><text:span text:style-name="T117">Процента надценка може да бъде </text:span><text:span text:style-name="T118">най</text:span><text:span text:style-name="T119">-</text:span><text:span text:style-name="T120">много</text:span><text:span text:style-name="T121"> </text:span><text:span text:style-name="T122">100</text:span><text:span text:style-name="T123">%.</text:span></text:p>
      <text:p text:style-name="P124"><text:span text:style-name="T125">При невалидна стойност хвърлете </text:span><text:span text:style-name="T126">ArgumentException</text:span><text:span text:style-name="T127">.</text:span></text:p>
      <text:p text:style-name="P128"><text:span text:style-name="T129">Съобщение: Foo</text:span><text:span text:style-name="T130">d</text:span><text:span text:style-name="T131"><text:s/></text:span><text:span text:style-name="T132">percentage markup cannot be above 100%!</text:span></text:p>
      <text:p text:style-name="P133"><text:span text:style-name="T134">Забележка</text:span><text:span text:style-name="T135">: Първо изпълнете валидацията от базовия клас след това текущата.</text:span></text:p>
      <text:h text:style-name="P136" text:outline-level="5">Drink</text:h>
      <text:p text:style-name="P137"><text:span text:style-name="T138">Процента надценка може да бъде </text:span><text:span text:style-name="T139">най</text:span><text:span text:style-name="T140">-</text:span><text:span text:style-name="T141">много</text:span><text:span text:style-name="T142"> </text:span><text:span text:style-name="T143">200</text:span><text:span text:style-name="T144">%.</text:span></text:p>
      <text:p text:style-name="P145"><text:span text:style-name="T146">При невалидна стойност хвърлете </text:span><text:span text:style-name="T147">ArgumentException</text:span><text:span text:style-name="T148">.</text:span></text:p>
      <text:p text:style-name="P149"><text:span text:style-name="T150">Съобщение: Drink percentage<text:s/></text:span><text:span text:style-name="T151">markup cannot be above 200%!</text:span></text:p>
      <text:p text:style-name="P152"><text:span text:style-name="T153">Забележка</text:span><text:span text:style-name="T154">: Първо изпълнете валидацията от базовия клас след това текущата.</text:span></text:p>
      <text:h text:style-name="P155" text:outline-level="3">Store</text:h>
      <text:h text:style-name="P156" text:outline-level="4">Data</text:h>
      <text:p text:style-name="P157"><text:span text:style-name="T158">Всеки магазин има име, тип, оборот и </text:span><text:span text:style-name="T159">поле </text:span><text:span text:style-name="T160">със налични продукти:</text:span></text:p>
      <text:p text:style-name="P161">Name – символен низ</text:p>
      <text:p text:style-name="P162"><text:span text:style-name="T163">Type </text:span><text:span text:style-name="T164">– символен низ</text:span></text:p>
      <text:p text:style-name="P165"><text:span text:style-name="T166">Revenue </text:span><text:span text:style-name="T167">– реално число</text:span></text:p>
      <text:list text:style-name="LFO6" text:continue-numbering="true">
        <text:list-item>
          <text:p text:style-name="P168"><text:span text:style-name="T169">Името на<text:s/></text:span><text:span text:style-name="T170">магазина </text:span><text:span text:style-name="T171">не</text:span><text:span text:style-name="T172"> </text:span><text:span text:style-name="T173">трябва</text:span><text:span text:style-name="T174"> да бъде </text:span><text:span text:style-name="T175">null</text:span><text:span text:style-name="T176"> или </text:span><text:span text:style-name="T177">празен</text:span><text:span text:style-name="T178"> </text:span><text:span text:style-name="T179">стринг.</text:span></text:p>
        </text:list-item>
      </text:list>
      <text:p text:style-name="P180"><text:span text:style-name="T181">Съобщение: Store name</text:span><text:span text:style-name="T182"> </text:span><text:span text:style-name="T183">must not be null or empty!</text:span></text:p>
      <text:list text:style-name="LFO7" text:continue-numbering="true">
        <text:list-item>
          <text:p text:style-name="P184"><text:span text:style-name="T185">Типът на магазина </text:span><text:span text:style-name="T186">не</text:span><text:span text:style-name="T187"> </text:span><text:span text:style-name="T188">трябва</text:span><text:span text:style-name="T189"> да бъде </text:span><text:span text:style-name="T190">null</text:span><text:span text:style-name="T191"> или </text:span><text:span text:style-name="T192">празен</text:span><text:span text:style-name="T193"> </text:span><text:span text:style-name="T194">стринг.</text:span></text:p>
        </text:list-item>
      </text:list>
      <text:p text:style-name="P195"><text:span text:style-name="T196">Съобщение: Store type</text:span><text:span text:style-name="T197"> </text:span><text:span text:style-name="T198">must not be null or empty!</text:span></text:p>
      <text:list text:style-name="LFO8" text:continue-numbering="true">
        <text:list-item>
          <text:p text:style-name="P199"><text:span text:style-name="T200">При подаване на </text:span><text:span text:style-name="T201">невалидна</text:span><text:span text:style-name="T202"> стойност<text:s/></text:span><text:span text:style-name="T203">хвърлете изключение – </text:span><text:span text:style-name="T204">ArgumentException с конкретното съобщение</text:span><text:span text:style-name="T205">.</text:span></text:p>
        </text:list-item>
      </text:list>
      <text:p text:style-name="P206"><text:span text:style-name="T207">Забележка</text:span><text:span text:style-name="T208">: Не правете </text:span><text:span text:style-name="T209">СВОЙСТВО </text:span><text:span text:style-name="T210">за списъка. </text:span><text:span text:style-name="T211">Ще бъде проверен!!!</text:span></text:p>
      <text:soft-page-break/>
      <text:h text:style-name="P212" text:outline-level="4">Constructor</text:h>
      <text:p text:style-name="P213">Това са параметрите за конструктора:</text:p>
      <text:p text:style-name="P214">string name, string type</text:p>
      <text:h text:style-name="P215" text:outline-level="4">Behavior</text:h>
      <text:h text:style-name="P216" text:outline-level="5">bool<text:s/>ReceiveProduct(Product product)</text:h>
      <text:p text:style-name="P217">В метода трябва да проверите дали този продукт е наличен. Ако вече съществува продукт с това име, магазина счита, че не е необходимо да зарежда още стока и не приема продукта(false). В противен случай го добавете в колекцията с налични продукти(true).</text:p>
      <text:h text:style-name="P218" text:outline-level="5">bool SellProduct(string name, int quantity)</text:h>
      <text:p text:style-name="P219">В метода трябва да проверите дали този продукт с това име е наличен. Ако съществува и има достатъчно количество, намалявате количеството на продукта. Ако количеството на продукта стане<text:s/>0 го премахнете. След това увеличавате оборота на магазина със стойността на сметката:</text:p>
      <text:p text:style-name="P220"><text:span text:style-name="T221"> </text:span><text:span text:style-name="T222">{quantity} * {product final price}</text:span></text:p>
      <text:h text:style-name="P223" text:outline-level="5">Product GetProduct(string name)</text:h>
      <text:p text:style-name="P224"><text:span text:style-name="T225">В метода трябва да проверите дали продукт с това име съществува. Ако съществува връщате обекта. В пр</text:span><text:span text:style-name="T226">отивен случай върнете </text:span><text:span text:style-name="T227">NULL</text:span><text:span text:style-name="T228">.</text:span></text:p>
      <text:h text:style-name="P229" text:outline-level="5">override string ToString()</text:h>
      <text:p text:style-name="P230"><text:span text:style-name="T231">****Store: {Name} &lt;{Type}&gt;</text:span></text:p>
      <text:p text:style-name="P232"><text:span text:style-name="T233">****Available products: &lt;{availableProducts count}&gt;</text:span></text:p>
      <text:p text:style-name="P234"><text:span text:style-name="T235">****** {availableProduct1 Name} ({availableProduct1 Quantity})</text:span></text:p>
      <text:p text:style-name="P236"><text:span text:style-name="T237">****** {availableProduct2 Name} ({availableProduct2 Quantit</text:span><text:span text:style-name="T238">y})</text:span></text:p>
      <text:p text:style-name="P239"><text:span text:style-name="T240">…</text:span></text:p>
      <text:p text:style-name="P241"><text:span text:style-name="T242">****** {availableProductN Name} ({availableProductN Quantity})</text:span></text:p>
      <text:p text:style-name="P243"><text:span text:style-name="T244">****Revenue: &lt;{Revenue}BGN&gt;</text:span></text:p>
      <text:p text:style-name="P245"><text:span text:style-name="T246">Забележка</text:span><text:span text:style-name="T247">: Оборота трябва да се закръгли до втория знак след десетичната запетая.</text:span></text:p>
      <text:h text:style-name="P248" text:outline-level="2">Problem 2.       Бизнес логика</text:h>
      <text:h text:style-name="P249" text:outline-level="3">The Controller Class</text:h>
      <text:p text:style-name="P250"><text:span text:style-name="T251">Бизнес логиката на<text:s/></text:span><text:span text:style-name="T252">програмата трябва да бъде концентрирана около няколко команди. Внедрете клас, наречен </text:span><text:span text:style-name="T253">StoreController</text:span><text:span text:style-name="T254">, който ще притежава главната функционалност, представена от тези публични методи:</text:span></text:p>
      <table:table table:style-name="Table255">
        <table:table-columns>
          <table:table-column table:style-name="TableColumn256"/>
        </table:table-columns>
        <table:table-row table:style-name="TableRow257">
          <table:table-cell table:style-name="TableCell258">
            <text:p text:style-name="P259">StoreController.cs</text:p>
          </table:table-cell>
        </table:table-row>
        <table:table-row table:style-name="TableRow260">
          <table:table-cell table:style-name="TableCell261">
            <text:p text:style-name="P262">public string CreateStore(List&lt;string&gt; args)</text:p>
            <text:p text:style-name="P263">{</text:p>
            <text:p text:style-name="P264">    //TODO: Add some logic here …</text:p>
            <text:p text:style-name="P265">}</text:p>
            <text:soft-page-break/>
            <text:p text:style-name="P266"> </text:p>
            <text:p text:style-name="P267">public string ReceiveProduct(List&lt;string&gt; args)</text:p>
            <text:p text:style-name="P268">{</text:p>
            <text:p text:style-name="P269">    //TODO: Add some logic here …</text:p>
            <text:p text:style-name="P270">}</text:p>
            <text:p text:style-name="P271"> </text:p>
            <text:p text:style-name="P272">public string SellProduct(List&lt;string&gt; args)</text:p>
            <text:p text:style-name="P273">{</text:p>
            <text:p text:style-name="P274">    //TODO: Add some logic here …</text:p>
            <text:p text:style-name="P275">}</text:p>
            <text:p text:style-name="P276"> </text:p>
            <text:p text:style-name="P277">public string<text:s/>StoreInfo(List&lt;string&gt; args)</text:p>
            <text:p text:style-name="P278">{</text:p>
            <text:p text:style-name="P279">    //TODO: Add some logic here …</text:p>
            <text:p text:style-name="P280">}</text:p>
            <text:p text:style-name="P281"> </text:p>
            <text:p text:style-name="P282">public string Shutdown()</text:p>
            <text:p text:style-name="P283">{</text:p>
            <text:p text:style-name="P284">    //TODO: Add some logic here …</text:p>
            <text:p text:style-name="P285">}</text:p>
          </table:table-cell>
        </table:table-row>
      </table:table>
      <text:soft-page-break/>
      <text:p text:style-name="P286"><text:span text:style-name="T287">ЗАБЕЛЕЖКА: Не трябва да променяте нищо по методите. Трябва да имплементирате логиката на самите методи. Не прихвайщайте ник</text:span><text:span text:style-name="T288">акви изключения!</text:span></text:p>
      <text:h text:style-name="P289" text:outline-level="3">Команди</text:h>
      <text:p text:style-name="P290">Има няколко команди, които контролират бизнес логиката на приложението и трябва да ги имплементирате.</text:p>
      <text:p text:style-name="P291">Те са посочени по-долу.</text:p>
      <text:h text:style-name="P292" text:outline-level="4">CreateStore Команда</text:h>
      <text:p text:style-name="P293">Създава магазин и го регистрира в системата.</text:p>
      <text:p text:style-name="P294"><text:span text:style-name="T295">Не всички данни ще бъдат<text:s/></text:span><text:span text:style-name="T296">валидни!!!</text:span></text:p>
      <text:h text:style-name="P297" text:outline-level="5">Параметри</text:h>
      <text:list text:style-name="LFO9" text:continue-numbering="true">
        <text:list-item>
          <text:p text:style-name="P298">name – символен низ</text:p>
        </text:list-item>
        <text:list-item>
          <text:p text:style-name="P299">type – символен низ</text:p>
        </text:list-item>
      </text:list>
      <text:h text:style-name="P300" text:outline-level="4">ReceiveProduct Команда</text:h>
      <text:p text:style-name="P301">Създава продукт и го добавя в наличните продукти на дадения магазин.</text:p>
      <text:p text:style-name="P302"><text:span text:style-name="T303">Не всички данни ще бъдат валидни!!!</text:span></text:p>
      <text:soft-page-break/>
      <text:h text:style-name="P304" text:outline-level="5">Параметри</text:h>
      <text:list text:style-name="LFO10" text:continue-numbering="true">
        <text:list-item>
          <text:p text:style-name="P305"><text:span text:style-name="T306">type </text:span><text:span text:style-name="T307">– символен низ</text:span></text:p>
        </text:list-item>
        <text:list-item>
          <text:p text:style-name="P308">name – символен низ</text:p>
        </text:list-item>
        <text:list-item>
          <text:p text:style-name="P309"><text:span text:style-name="T310">quantity </text:span><text:span text:style-name="T311">– цяло число</text:span></text:p>
        </text:list-item>
        <text:list-item>
          <text:p text:style-name="P312"><text:span text:style-name="T313">price</text:span><text:span text:style-name="T314">  – реално число</text:span></text:p>
        </text:list-item>
        <text:list-item>
          <text:p text:style-name="P315"><text:span text:style-name="T316">percentageMarkup </text:span><text:span text:style-name="T317">– реално число</text:span></text:p>
        </text:list-item>
        <text:list-item>
          <text:p text:style-name="P318"><text:span text:style-name="T319">storeName </text:span><text:span text:style-name="T320">– символен низ</text:span></text:p>
        </text:list-item>
      </text:list>
      <text:h text:style-name="P321" text:outline-level="4">SellProduct Команда</text:h>
      <text:p text:style-name="P322">Купувате продуктите от дадения магазин.</text:p>
      <text:p text:style-name="P323"><text:span text:style-name="T324">Не всички данни ще бъдат валидни!!!</text:span></text:p>
      <text:h text:style-name="P325" text:outline-level="5">Параметри</text:h>
      <text:list text:style-name="LFO11" text:continue-numbering="true">
        <text:list-item>
          <text:p text:style-name="P326">name – символен низ</text:p>
        </text:list-item>
        <text:list-item>
          <text:p text:style-name="P327"><text:span text:style-name="T328">quantity </text:span><text:span text:style-name="T329">– цяло число</text:span></text:p>
        </text:list-item>
        <text:list-item>
          <text:p text:style-name="P330"><text:span text:style-name="T331">storeName </text:span><text:span text:style-name="T332">– символен низ</text:span></text:p>
        </text:list-item>
      </text:list>
      <text:h text:style-name="P333" text:outline-level="4">StoreInfo Команда</text:h>
      <text:p text:style-name="P334">При тази команда се връща състоянието на магазина във формат описан долу в секцията за вход и изход.</text:p>
      <text:p text:style-name="P335"><text:span text:style-name="T336">Не всички данни ще бъдат валидни!!!</text:span></text:p>
      <text:h text:style-name="P337" text:outline-level="5">Параметри</text:h>
      <text:list text:style-name="LFO12" text:continue-numbering="true">
        <text:list-item>
          <text:p text:style-name="P338"><text:span text:style-name="T339">storeName</text:span><text:span text:style-name="T340"> – символен низ</text:span></text:p>
        </text:list-item>
      </text:list>
      <text:h text:style-name="P341" text:outline-level="4">Shutdown Команда</text:h>
      <text:p text:style-name="P342">Тази команда прекратява<text:s/>изпълнението на програмата и връща всички магазини, подредени по оборот в низходящ ред и след това по име в нарастващ ред.</text:p>
      <text:h text:style-name="P343" text:outline-level="2">Problem 3.       Вход / Изход</text:h>
      <text:p text:style-name="P344">Преди да продължите с тази секция от изпита, трябва да разясним, че Startup и Engine класовете не се<text:s/>тестват по никакъв начин. Задачата ви е да довършите приложението, така че да заработи. Няма правила какво трябва да бъде изписано в изброените по-горе класове.</text:p>
      <text:h text:style-name="P345" text:outline-level="3">Вход</text:h>
      <text:list text:style-name="LFO13" text:continue-numbering="true">
        <text:list-item>
          <text:p text:style-name="P346">Четете редове с различни команди, докато не получите команда за приключване на<text:s/>програмата.</text:p>
        </text:list-item>
      </text:list>
      <text:soft-page-break/>
      <text:p text:style-name="P347">По-долу можете да видите формата, в който всяка команда ще бъде дадена във входа:</text:p>
      <text:list text:style-name="LFO14" text:continue-numbering="true">
        <text:list-item>
          <text:p text:style-name="P348">CreateStore:{name}:{type}</text:p>
        </text:list-item>
        <text:list-item>
          <text:p text:style-name="P349">ReceiveProduct:{type}:{name}:{quantity}:{price}:{percentageMarkup}:{storeName}</text:p>
        </text:list-item>
        <text:list-item>
          <text:p text:style-name="P350">SellProduct:{name}:{quantity}:{storeName}</text:p>
        </text:list-item>
        <text:list-item>
          <text:p text:style-name="P351"><text:span text:style-name="T352">StoreInfo:{stor</text:span><text:span text:style-name="T353">eName}</text:span></text:p>
          <text:list text:continue-numbering="true">
            <text:list-item>
              <text:p text:style-name="P354">Shutdown</text:p>
            </text:list-item>
          </text:list>
        </text:list-item>
      </text:list>
      <text:h text:style-name="P355" text:outline-level="3">Изход</text:h>
      <text:p text:style-name="P356">По – долу може да видите кой изход трябва да бъде предоставен от командите.</text:p>
      <text:h text:style-name="P357" text:outline-level="4">CreateStore Команда</text:h>
      <text:p text:style-name="P358">При успешно регистриране върнете:</text:p>
      <text:p text:style-name="P359"><text:span text:style-name="T360">Съобщение</text:span><text:span text:style-name="T361">: </text:span><text:span text:style-name="T362">Store {store name} was successfully registerd in the system!</text:span></text:p>
      <text:p text:style-name="P363">В случай, че магазин с това<text:s/>име вече съществува, просто я пропуснете и върнете:</text:p>
      <text:p text:style-name="P364"><text:span text:style-name="T365">Съобщение</text:span><text:span text:style-name="T366">: </text:span><text:span text:style-name="T367">Store {store name} is already registered!</text:span></text:p>
      <text:h text:style-name="P368" text:outline-level="4">ReceiveProduct Команда</text:h>
      <text:p text:style-name="P369">При успешно зареждане на магазина върнете:</text:p>
      <text:p text:style-name="P370"><text:span text:style-name="T371">Съобщение</text:span><text:span text:style-name="T372">: </text:span><text:span text:style-name="T373">Product {product name} was successfully delivered to {store name}!</text:span></text:p>
      <text:p text:style-name="P374">В<text:s/>случай, че магазина не съществува върнете:</text:p>
      <text:p text:style-name="P375"><text:span text:style-name="T376">Съобщение</text:span><text:span text:style-name="T377">: </text:span><text:span text:style-name="T378">Invalid Store: {store name}. Cannot find it in system!</text:span></text:p>
      <text:p text:style-name="P379">В случай, че типът на продукта е невалиден върнете:</text:p>
      <text:p text:style-name="P380"><text:span text:style-name="T381">Съобщение</text:span><text:span text:style-name="T382">:  </text:span><text:span text:style-name="T383">Product {product type} is invalid!</text:span></text:p>
      <text:p text:style-name="P384">В случай, че не сме успели да заредим магазина върнете:</text:p>
      <text:p text:style-name="P385"><text:span text:style-name="T386">Съобщение</text:span><text:span text:style-name="T387">:  </text:span><text:span text:style-name="T388">Product {product name} was already delivered to {store name}!</text:span></text:p>
      <text:h text:style-name="P389" text:outline-level="4">SellProduct</text:h>
      <text:p text:style-name="P390">При успешно закупуване на продукта върнете:</text:p>
      <text:p text:style-name="P391"><text:span text:style-name="T392">Съобщение</text:span><text:span text:style-name="T393">: </text:span><text:span text:style-name="T394">Product {product name} was successfully bought from {store name}!</text:span></text:p>
      <text:p text:style-name="P395">В случай, че магазина не<text:s/>съществува върнете:</text:p>
      <text:p text:style-name="P396"><text:span text:style-name="T397">Съобщение</text:span><text:span text:style-name="T398">: </text:span><text:span text:style-name="T399">Invalid Store: {store name}. Cannot find it in system!</text:span></text:p>
      <text:p text:style-name="P400">В случай, че не сме успели да закупим магазина върнете:</text:p>
      <text:p text:style-name="P401"><text:span text:style-name="T402">Съобщение</text:span><text:span text:style-name="T403">: </text:span><text:span text:style-name="T404">Product {product name} was already sold out!</text:span></text:p>
      <text:h text:style-name="P405" text:outline-level="4">StoreInfo</text:h>
      <text:p text:style-name="P406">При успешно намиране на компания върнете информация за нея във формата:</text:p>
      <text:p text:style-name="P407"><text:span text:style-name="T408">****Store: {Name} &lt;{Type}&gt;</text:span></text:p>
      <text:p text:style-name="P409"><text:span text:style-name="T410">****Available products: &lt;{availableProducts count}&gt;</text:span></text:p>
      <text:soft-page-break/>
      <text:p text:style-name="P411"><text:span text:style-name="T412">****** {availableProduct1 Name} ({availableProduct1 Quantity})</text:span></text:p>
      <text:p text:style-name="P413"><text:span text:style-name="T414">****** {availableProduct2 Name} ({availableProduct2 Quantity})</text:span></text:p>
      <text:p text:style-name="P415"><text:span text:style-name="T416">…</text:span></text:p>
      <text:p text:style-name="P417"><text:span text:style-name="T418">****** {availableProductN</text:span><text:span text:style-name="T419"><text:s/>Name} ({availableProductN Quantity})</text:span></text:p>
      <text:p text:style-name="P420"><text:span text:style-name="T421">****Revenue: &lt;{Revenue}BGN&gt;</text:span></text:p>
      <text:p text:style-name="P422">В случай, че магазин не съществува върнете:</text:p>
      <text:p text:style-name="P423"><text:span text:style-name="T424">Съобщение</text:span><text:span text:style-name="T425">: </text:span><text:span text:style-name="T426">Invalid Store: {store name}. Cannot find it in system!</text:span></text:p>
      <text:h text:style-name="P427" text:outline-level="4">Shutdown</text:h>
      <text:p text:style-name="P428"><text:span text:style-name="T429">След завършване на командата трябва да върнете информация за<text:s/></text:span><text:span text:style-name="T430">всички магазини в системата подредени по оборот в низходящ ред и след това по име в нарастващ ред във формата, описан в </text:span><text:span text:style-name="T431">StoreInfo командата. Преди това добавете следния ред:</text:span></text:p>
      <text:p text:style-name="P432"><text:span text:style-name="T433">Stores: {stores count}</text:span></text:p>
      <text:p text:style-name="P434"><text:span text:style-name="T435">Накрая добавете следния ред:</text:span></text:p>
      <text:p text:style-name="P436"><text:span text:style-name="T437">System Store<text:s/></text:span><text:span text:style-name="T438">Revenues: {store revenue sum}BGN</text:span></text:p>
      <text:p text:style-name="P439"><text:span text:style-name="T440">Забележка</text:span><text:span text:style-name="T441">: Оборота трябва да се закръгли до втория знак след десетичната запетая.</text:span></text:p>
      <text:h text:style-name="P442" text:outline-level="3">Ограничения</text:h>
      <text:list text:style-name="LFO15" text:continue-numbering="true">
        <text:list-item>
          <text:p text:style-name="P443">Имената на магазините и продуктите ще бъдат символни низове, които може да съдържат всеки ASCII символ, с изключение на двоеточие(:).</text:p>
        </text:list-item>
        <text:list-item>
          <text:p text:style-name="P444">Винаги ще получавате команда за приключване на програмата.</text:p>
        </text:list-item>
        <text:list-item>
          <text:p text:style-name="P445">Входните данни ще бъдат валидни от страна на типове данни.</text:p>
        </text:list-item>
      </text:list>
      <text:h text:style-name="P446" text:outline-level="3">Примери</text:h>
      <table:table table:style-name="Table447">
        <table:table-columns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<text:span text:style-name="T453">Input</text:span></text:p>
          </table:table-cell>
          <table:table-cell table:style-name="TableCell454">
            <text:p text:style-name="P455"><text:span text:style-name="T456">Output</text:span></text:p>
          </table:table-cell>
        </table:table-row>
        <table:table-row table:style-name="TableRow457">
          <table:table-cell table:style-name="TableCell458">
            <text:p text:style-name="P459">CreateStore:FreshStore:FoodStore</text:p>
            <text:p text:style-name="P460">ReceiveProduct:Food:Chicken<text:s/>breasts:10:3.29:50:FreshStore</text:p>
            <text:p text:style-name="P461">SellProduct:Chicken breasts:5:FreshStore</text:p>
            <text:p text:style-name="P462">SellProduct:Chicken breasts:3:FreshStore</text:p>
            <text:p text:style-name="P463">StoreInfo:FreshStore</text:p>
            <text:p text:style-name="P464">Shutdown</text:p>
          </table:table-cell>
          <table:table-cell table:style-name="TableCell465">
            <text:p text:style-name="P466">Store FreshStore was successfully registerd in the system!</text:p>
            <text:p text:style-name="P467">Product Chicken breasts was successfully delivered to FreshStore!</text:p>
            <text:p text:style-name="P468">Product Chicken breasts was successfully bought from FreshStore!</text:p>
            <text:p text:style-name="P469">Product Chicken breasts was successfully bought from FreshStore!</text:p>
            <text:p text:style-name="P470">****Store: FreshStore &lt;FoodStore&gt;</text:p>
            <text:p text:style-name="P471">****Available products: &lt;1&gt;</text:p>
            <text:p text:style-name="P472">****** Chicken breasts (2)</text:p>
            <text:p text:style-name="P473">****Revenue:<text:s/>&lt;39.48BGN&gt;</text:p>
            <text:p text:style-name="P474">Stores: 1</text:p>
            <text:soft-page-break/>
            <text:p text:style-name="P475">****Store: FreshStore &lt;FoodStore&gt;</text:p>
            <text:p text:style-name="P476">****Available products: &lt;1&gt;</text:p>
            <text:p text:style-name="P477">****** Chicken breasts (2)</text:p>
            <text:p text:style-name="P478">****Revenue: &lt;39.48BGN&gt;</text:p>
            <text:p text:style-name="P479">System Store Revenues: 39.48BGN</text:p>
          </table:table-cell>
        </table:table-row>
        <text:soft-page-break/>
        <table:table-row table:style-name="TableRow480">
          <table:table-cell table:style-name="TableCell481">
            <text:p text:style-name="P482">CreateStore::FoodStore</text:p>
            <text:p text:style-name="P483">CreateStore:FreshStore:FoodStore</text:p>
            <text:p text:style-name="P484">ReceiveProduct:Food::10:3.29:50:FreshStore</text:p>
            <text:p text:style-name="P485">ReceiveProduct:Food:Chicken breasts:-10:3.29:50:FreshStore</text:p>
            <text:p text:style-name="P486">ReceiveProduct:Food:Chicken breasts:10:3.29:50:FreshStore</text:p>
            <text:p text:style-name="P487">SellProduct:Chicken wings:5:FreshStore</text:p>
            <text:p text:style-name="P488">SellProduct:Chicken breasts:3:FreshStore</text:p>
            <text:p text:style-name="P489">StoreInfo:InvalidStore</text:p>
            <text:p text:style-name="P490">Shutdown</text:p>
          </table:table-cell>
          <table:table-cell table:style-name="TableCell491">
            <text:p text:style-name="P492">Store name must not be null or empty!</text:p>
            <text:p text:style-name="P493">Store FreshStore was successfully registerd in the system!</text:p>
            <text:p text:style-name="P494">Product name must not be null or empty!</text:p>
            <text:p text:style-name="P495">Quantity cannot be less or equal to 0!</text:p>
            <text:p text:style-name="P496">Product Chicken breasts was successfully delivered to FreshStore!</text:p>
            <text:p text:style-name="P497">Product Chicken wings was already sold out!</text:p>
            <text:p text:style-name="P498">Product Chicken breasts was successfully bought from FreshStore!</text:p>
            <text:p text:style-name="P499">Invalid Store: InvalidStore. Cannot find it in system!</text:p>
            <text:p text:style-name="P500">Stores: 1</text:p>
            <text:p text:style-name="P501">****Store: FreshStore &lt;FoodStore&gt;</text:p>
            <text:p text:style-name="P502">****Available products: &lt;1&gt;</text:p>
            <text:p text:style-name="P503">******<text:s/>Chicken breasts (7)</text:p>
            <text:p text:style-name="P504">****Revenue: &lt;14.81BGN&gt;</text:p>
            <text:p text:style-name="P505">System Store Revenues: 14.81BGN</text:p>
          </table:table-cell>
        </table:table-row>
      </table:table>
      <text:p text:style-name="P506"> </text:p>
      <text:h text:style-name="P507" text:outline-level="2">Точкуване</text:h>
      <text:p text:style-name="P508">Всяка различна задача Ви дава точки:</text:p>
      <text:list text:style-name="LFO16" text:continue-numbering="true">
        <text:list-item>
          <text:p text:style-name="P509">Структура - 30 точки</text:p>
        </text:list-item>
        <text:list-item>
          <text:p text:style-name="P510">Бизнес логика - 50 точки</text:p>
        </text:list-item>
        <text:list-item>
          <text:p text:style-name="P511">Вход/Изход - 20 точки</text:p>
        </text:list-item>
      </text:list>
      <text:p text:style-name="Нормале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bg" fo:country="BG" style:language-asian="bg" style:country-asian="BG" fo:hyphenate="false"/>
    </style:style>
    <style:style style:name="Заглавие2" style:display-name="Заглавие 2" style:family="paragraph" style:parent-style-name="Нормален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bg" fo:country="BG" style:language-asian="bg" style:country-asian="BG" fo:hyphenate="false"/>
    </style:style>
    <style:style style:name="Заглавие3" style:display-name="Заглавие 3" style:family="paragraph" style:parent-style-name="Нормален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bg" fo:country="BG" style:language-asian="bg" style:country-asian="BG" fo:hyphenate="false"/>
    </style:style>
    <style:style style:name="Заглавие4" style:display-name="Заглавие 4" style:family="paragraph" style:parent-style-name="Нормален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bg" fo:country="BG" style:language-asian="bg" style:country-asian="BG" fo:hyphenate="false"/>
    </style:style>
    <style:style style:name="Заглавие5" style:display-name="Заглавие 5" style:family="paragraph" style:parent-style-name="Нормален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bg" fo:country="BG" style:language-asian="bg" style:country-asian="BG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bg" fo:country="BG" style:language-asian="bg" style:country-asian="BG"/>
    </style:style>
    <style:style style:name="Заглавие2Знак" style:display-name="Заглавие 2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bg" fo:country="BG" style:language-asian="bg" style:country-asian="BG"/>
    </style:style>
    <style:style style:name="Заглавие3Знак" style:display-name="Заглавие 3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bg" fo:country="BG" style:language-asian="bg" style:country-asian="BG"/>
    </style:style>
    <style:style style:name="Заглавие4Знак" style:display-name="Заглавие 4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bg" fo:country="BG" style:language-asian="bg" style:country-asian="BG"/>
    </style:style>
    <style:style style:name="Заглавие5Знак" style:display-name="Заглавие 5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bg" fo:country="BG" style:language-asian="bg" style:country-asian="BG"/>
    </style:style>
    <style:style style:name="Нормаленуеб" style:display-name="Нормален (уеб)" style:family="paragraph" style:parent-style-name="Нормален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bg" fo:country="BG" style:language-asian="bg" style:country-asian="BG" fo:hyphenate="false"/>
    </style:style>
    <style:style style:name="code" style:display-name="code" style:family="paragraph" style:parent-style-name="Нормален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bg" fo:country="BG" style:language-asian="bg" style:country-asian="BG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Галя Митева</meta:initial-creator>
    <dc:creator>Галя Митева</dc:creator>
    <meta:creation-date>2020-11-08T08:09:00Z</meta:creation-date>
    <dc:date>2021-02-02T06:54:00Z</dc:date>
    <meta:template xlink:href="Normal" xlink:type="simple"/>
    <meta:editing-cycles>2</meta:editing-cycles>
    <meta:editing-duration>PT1200S</meta:editing-duration>
    <meta:document-statistic meta:page-count="8" meta:paragraph-count="21" meta:word-count="1612" meta:character-count="10784" meta:row-count="76" meta:non-whitespace-character-count="9193"/>
  </office:meta>
</office:document-meta>
</file>